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9B0000007F3CC9556C2950D9CB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break-before="auto" fo:break-after="auto"/>
      <style:text-properties fo:font-weight="bold" style:font-weight-asian="bold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paragraph-properties fo:text-align="center" style:justify-single-word="false" fo:break-before="auto" fo:break-after="auto"/>
      <style:text-properties style:font-name="Calibri" fo:font-size="18pt" fo:font-weight="bold" style:font-name-asian="Calibri2" style:font-size-asian="18pt" style:font-weight-asian="bold" style:font-name-complex="Calibri2" style:font-size-complex="18pt"/>
    </style:style>
    <style:style style:name="P4" style:family="paragraph" style:parent-style-name="Standard">
      <style:paragraph-properties fo:break-before="auto" fo:break-after="auto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5" style:family="paragraph" style:parent-style-name="Standard">
      <style:paragraph-properties fo:break-before="auto" fo:break-after="auto"/>
      <style:text-properties style:font-name="Calibri" fo:font-size="12pt" style:font-name-asian="Calibri2" style:font-size-asian="12pt" style:font-name-complex="Calibri2" style:font-size-complex="12pt"/>
    </style:style>
    <style:style style:name="P6" style:family="paragraph" style:parent-style-name="Standard">
      <style:paragraph-properties fo:text-align="justify" style:justify-single-word="false" fo:break-before="auto" fo:break-after="auto"/>
      <style:text-properties style:font-name="Calibri" fo:font-size="12pt" style:font-name-asian="Calibri2" style:font-size-asian="12pt" style:font-name-complex="Calibri2" style:font-size-complex="12pt"/>
    </style:style>
    <style:style style:name="P7" style:family="paragraph" style:parent-style-name="Standard">
      <style:paragraph-properties fo:text-align="center" style:justify-single-word="false" fo:break-before="auto" fo:break-after="auto"/>
      <style:text-properties style:font-name="Calibri" fo:font-size="14pt" fo:font-weight="bold" style:font-name-asian="Calibri2" style:font-size-asian="14pt" style:font-weight-asian="bold" style:font-name-complex="Calibri2" style:font-size-complex="14pt"/>
    </style:style>
    <style:style style:name="P8" style:family="paragraph" style:parent-style-name="Standard" style:list-style-name="WWNum2">
      <style:paragraph-properties fo:margin-left="0.635cm" fo:margin-right="0cm" fo:text-indent="-0.476cm" style:auto-text-indent="false" fo:break-before="auto" fo:break-after="auto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9" style:family="paragraph" style:parent-style-name="Standard" style:list-style-name="WWNum2">
      <style:paragraph-properties fo:margin-left="0.635cm" fo:margin-right="0cm" fo:text-indent="-0.476cm" style:auto-text-indent="false"/>
      <style:text-properties style:font-name="Calibri" fo:font-size="12pt" fo:font-weight="bold" style:font-name-asian="Calibri2" style:font-size-asian="12pt" style:font-weight-asian="bold" style:font-name-complex="Calibri2" style:font-size-complex="12pt"/>
    </style:style>
    <style:style style:name="P10" style:family="paragraph" style:parent-style-name="Standard" style:list-style-name="WWNum4">
      <style:paragraph-properties fo:margin-left="1.27cm" fo:margin-right="0cm" fo:text-indent="-0.635cm" style:auto-text-indent="false" fo:break-before="auto" fo:break-after="auto"/>
      <style:text-properties style:font-name="Calibri" fo:font-size="12pt" style:font-name-asian="Calibri2" style:font-size-asian="12pt" style:font-name-complex="Calibri2" style:font-size-complex="12pt"/>
    </style:style>
    <style:style style:name="P11" style:family="paragraph" style:parent-style-name="Standard" style:list-style-name="WWNum4">
      <style:paragraph-properties fo:margin-left="1.27cm" fo:margin-right="0cm" fo:text-indent="-0.635cm" style:auto-text-indent="false"/>
      <style:text-properties style:font-name="Calibri" fo:font-size="12pt" officeooo:rsid="0009ff5b" officeooo:paragraph-rsid="0009ff5b" style:font-name-asian="Calibri2" style:font-size-asian="12pt" style:font-name-complex="Calibri2" style:font-size-complex="12pt"/>
    </style:style>
    <style:style style:name="P12" style:family="paragraph" style:parent-style-name="Standard" style:list-style-name="WWNum3">
      <style:paragraph-properties fo:margin-left="1.27cm" fo:margin-right="0cm" fo:text-indent="-0.635cm" style:auto-text-indent="false"/>
      <style:text-properties style:font-name="Calibri" fo:font-size="12pt" officeooo:rsid="0009ff5b" officeooo:paragraph-rsid="0009ff5b" style:font-name-asian="Calibri2" style:font-size-asian="12pt" style:font-name-complex="Calibri2" style:font-size-complex="12pt"/>
    </style:style>
    <style:style style:name="P13" style:family="paragraph" style:parent-style-name="Standard" style:master-page-name="Standard">
      <style:paragraph-properties fo:text-align="center" style:justify-single-word="false" style:page-number="1" fo:break-before="auto" fo:break-after="auto"/>
      <style:text-properties style:font-name="Calibri" fo:font-size="24pt" fo:font-weight="bold" officeooo:paragraph-rsid="0009ff5b" style:font-name-asian="Calibri2" style:font-size-asian="24pt" style:font-weight-asian="bold" style:font-name-complex="Calibri2" style:font-size-complex="24pt"/>
    </style:style>
    <style:style style:name="P14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1" fo:font-size="12pt" style:font-name-asian="Calibri2" style:font-size-asian="12pt" style:font-name-complex="Calibri2" style:font-size-complex="12pt"/>
    </style:style>
    <style:style style:name="P15" style:family="paragraph" style:parent-style-name="Standard" style:list-style-name="WWNum1">
      <style:paragraph-properties fo:margin-left="1.27cm" fo:margin-right="0cm" fo:text-indent="-0.635cm" style:auto-text-indent="false"/>
      <style:text-properties style:font-name="Calibri1" fo:font-size="12pt" officeooo:paragraph-rsid="0009ff5b" style:font-name-asian="Calibri2" style:font-size-asian="12pt" style:font-name-complex="Calibri2" style:font-size-complex="12pt"/>
    </style:style>
    <style:style style:name="P16" style:family="paragraph" style:parent-style-name="Standard" style:list-style-name="WWNum1">
      <style:paragraph-properties fo:margin-left="1.27cm" fo:margin-right="0cm" fo:text-indent="-0.635cm" style:auto-text-indent="false"/>
      <style:text-properties fo:font-variant="normal" fo:text-transform="none" fo:color="#222222" loext:opacity="100%" style:font-name="Calibri1" fo:font-size="12pt" fo:letter-spacing="normal" fo:font-style="normal" fo:font-weight="normal" style:font-name-asian="Calibri2" style:font-size-asian="12pt" style:font-name-complex="Calibri2" style:font-size-complex="12pt"/>
    </style:style>
    <style:style style:name="T1" style:family="text">
      <style:text-properties fo:font-variant="normal" fo:text-transform="none" fo:color="#222222" loext:opacity="100%" fo:letter-spacing="normal" fo:font-style="normal" fo:font-weight="normal"/>
    </style:style>
    <style:style style:name="T2" style:family="text">
      <style:text-properties officeooo:rsid="0009ff5b"/>
    </style:style>
    <style:style style:name="T3" style:family="text">
      <style:text-properties fo:color="#666666" loext:opacity="100%" officeooo:rsid="0009ff5b"/>
    </style:style>
    <style:style style:name="T4" style:family="text">
      <style:text-properties officeooo:rsid="000e664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3">Biblioteca do IFBA- Campus Euclides da Cunha</text:span></text:p>
      <text:p text:style-name="P7">DOCUMENTO DE DEFINIÇÃO DO PROJETO</text:p>
      <text:p text:style-name="P3"/>
      <text:list xml:id="list4238857666" text:style-name="WWNum2">
        <text:list-item>
          <text:p text:style-name="P8">Integrantes do grupo</text:p>
        </text:list-item>
      </text:list>
      <text:p text:style-name="P4"/>
      <text:list xml:id="list798182642" text:style-name="WWNum1">
        <text:list-item>
          <text:p text:style-name="P14"><text:span text:style-name="T1">Dhomini Andrade dos Santos</text:span> </text:p>
        </text:list-item>
        <text:list-item>
          <text:p text:style-name="P14"><text:span text:style-name="T1">Joedson da Silva Souza</text:span> </text:p>
        </text:list-item>
        <text:list-item>
          <text:p text:style-name="P15"><text:span text:style-name="T1">Magnum Soares de Amurim Pereira Ferreira</text:span> </text:p>
        </text:list-item>
        <text:list-item>
          <text:p text:style-name="P16">Mycaelly Jaqueline Matias de Oliveira</text:p>
        </text:list-item>
        <text:list-item>
          <text:p text:style-name="P16">Roberto Santos Nascimento </text:p>
        </text:list-item>
      </text:list>
      <text:p text:style-name="P4"/>
      <text:list xml:id="list204025441258990" text:continue-list="list4238857666" text:style-name="WWNum2">
        <text:list-item>
          <text:p text:style-name="P8">Descrição do sistema</text:p>
        </text:list-item>
      </text:list>
      <text:p text:style-name="P6"/>
      <text:p text:style-name="P6">O sistema tem como foco o controle de dados que envolvem a biblioteca do Instituto Federal da Bahia – Campus de Euclides da Cunha. Tais dados são dos livros e suas categorias, alunos matriculados que desejam solicitar o empréstimo de livros, além de armazenar a quantidade de livros emprestados e suas respectivas datas. Tudo isto com um objetivo: ajudar o bibliotecário com um sistema de gerenciamento de livros, sem a necessidade de uma conexão com a internet.</text:p>
      <text:p text:style-name="P4"/>
      <text:list xml:id="list204026066681252" text:continue-numbering="true" text:style-name="WWNum2">
        <text:list-item>
          <text:p text:style-name="P8">Funcionalidades</text:p>
        </text:list-item>
      </text:list>
      <text:p text:style-name="P4"/>
      <text:list xml:id="list43714017" text:style-name="WWNum4">
        <text:list-item>
          <text:p text:style-name="P10">Cadastrar <text:span text:style-name="T2">aluno;</text:span></text:p>
        </text:list-item>
        <text:list-item>
          <text:p text:style-name="P11">Remover aluno;</text:p>
        </text:list-item>
        <text:list-item>
          <text:p text:style-name="P11">Editar dados do aluno;</text:p>
        </text:list-item>
        <text:list-item>
          <text:p text:style-name="P11">Cadastrar livro;</text:p>
        </text:list-item>
        <text:list-item>
          <text:p text:style-name="P11">Remover livro;</text:p>
        </text:list-item>
        <text:list-item>
          <text:p text:style-name="P11">Editar dados do livro;</text:p>
        </text:list-item>
        <text:list-item>
          <text:p text:style-name="P11">Exibir livros disponíveis;</text:p>
        </text:list-item>
        <text:list-item>
          <text:p text:style-name="P11">Exibir livros indisponíveis;</text:p>
        </text:list-item>
        <text:list-item>
          <text:p text:style-name="P11">Exibir qual aluno pegou emprestado o livro considerado indisponível;</text:p>
        </text:list-item>
        <text:list-item>
          <text:p text:style-name="P11">Exibir data limite para devolução do livro emprestado;</text:p>
        </text:list-item>
        <text:list-item>
          <text:p text:style-name="P11">Vincular o livro emprestado ao cadastro do aluno que solicitou o empréstimo;</text:p>
        </text:list-item>
      </text:list>
      <text:p text:style-name="P5"/>
      <text:list xml:id="list204026275529859" text:continue-list="list204026066681252" text:style-name="WWNum2">
        <text:list-item>
          <text:p text:style-name="P9">Fonte de Contato</text:p>
        </text:list-item>
      </text:list>
      <text:list xml:id="list2199013562" text:style-name="WWNum3">
        <text:list-item>
          <text:p text:style-name="P12">Josinaldo Manoel Cardoso <text:span text:style-name="T4">(Responsável pela administração da Biblioteca do Campus);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2pt" style:text-underline-style="none" fo:font-weight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break-before="auto" fo:break-after="auto"/>
      <style:text-properties fo:font-weight="bold" style:font-weight-asian="bold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><draw:frame draw:style-name="Mfr1" draw:name="image1.png" text:anchor-type="as-char" svg:width="6.294cm" svg:height="1.946cm" draw:z-index="0"><draw:image xlink:href="Pictures/100000000000019B0000007F3CC9556C2950D9CB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date>2021-10-26T20:20:38.552000000</dc:date>
    <meta:editing-duration>PT8M41S</meta:editing-duration>
    <meta:editing-cycles>4</meta:editing-cycles>
    <meta:document-statistic meta:table-count="0" meta:image-count="1" meta:object-count="0" meta:page-count="1" meta:paragraph-count="25" meta:word-count="202" meta:character-count="1227" meta:non-whitespace-character-count="1065"/>
  </office:meta>
</office:document-meta>
</file>